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000000" draw:textarea-horizontal-align="justify" draw:textarea-vertical-align="middle" draw:auto-grow-height="false" fo:min-height="27.75cm" fo:min-width="1.02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5.906cm" fo:min-width="10.676cm"/>
    </style:style>
    <style:style style:name="gr3" style:family="graphic" style:parent-style-name="standard">
      <style:graphic-properties svg:stroke-color="#111111" draw:fill-color="#000000" draw:textarea-horizontal-align="justify" draw:textarea-vertical-align="middle" draw:auto-grow-height="false" fo:min-height="13.526cm" fo:min-width="1.02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8cm" svg:x="14.223cm" svg:y="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76cm" svg:height="6.156cm" svg:x="2.286cm" svg:y="21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3.776cm" svg:x="0.001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3.776cm" svg:x="0.001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8cm" svg:x="0.001cm" svg:y="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8cm" svg:x="14.22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3.776cm" svg:x="0.001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4cm" svg:height="4.674cm" svg:x="0.786cm" svg:y="1.116cm" presentation:class="title" presentation:placeholder="true">
        <draw:text-box/>
      </draw:frame>
      <draw:frame presentation:style-name="Default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08:03:28.478173820</meta:creation-date>
    <dc:date>2020-08-21T08:39:15.587698419</dc:date>
    <meta:editing-duration>PT8M35S</meta:editing-duration>
    <meta:editing-cycles>6</meta:editing-cycles>
    <meta:generator>LibreOffice/6.0.7.3$Linux_AARCH64 LibreOffice_project/00m0$Build-3</meta:generator>
    <meta:document-statistic meta:object-count="39"/>
  </office:meta>
</office:document-meta>
</file>